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ff8b" officeooo:paragraph-rsid="000bff8b" style:font-weight-asian="bold" style:font-weight-complex="bold"/>
    </style:style>
    <style:style style:name="P2" style:family="paragraph" style:parent-style-name="Standard">
      <style:text-properties fo:font-weight="bold" officeooo:rsid="000e1eb3" officeooo:paragraph-rsid="000e1eb3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0bff8b" officeooo:paragraph-rsid="000bff8b" style:font-style-asian="italic" style:font-style-complex="italic"/>
    </style:style>
    <style:style style:name="P5" style:family="paragraph" style:parent-style-name="Standard">
      <style:text-properties fo:font-style="italic" fo:font-weight="normal" officeooo:rsid="000e1eb3" officeooo:paragraph-rsid="000e1eb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officeooo:rsid="000e1eb3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Kubectl:</text:p>
      <text:p text:style-name="P2"/>
      <text:p text:style-name="P5"># download and install</text:p>
      <text:p text:style-name="P5"><text:s text:c="4"/>8 <text:s/>curl -LO "https://dl.k8s.io/release/$(curl -L -s https://dl.k8s.io/release/stable.txt)/bin/linux/amd64/kubectl"</text:p>
      <text:p text:style-name="P5"><text:s text:c="4"/>9 <text:s/>chmod +x kubectl</text:p>
      <text:p text:style-name="P5"><text:s text:c="3"/>10 <text:s/>sudo mv kubectl /usr/local/bin/</text:p>
      <text:p text:style-name="P1"/>
      <text:p text:style-name="P1">Install KubeVirt operator and deploy:</text:p>
      <text:p text:style-name="P4"/>
      <text:p text:style-name="P4"># get operator</text:p>
      <text:p text:style-name="Standard"><text:span text:style-name="T2"><text:s text:c="3"/>13 <text:s/>kubectl create -f </text:span><text:a xlink:type="simple" xlink:href="https://github.com/kubevirt/kubevirt/releases/download/v1.2.0/kubevirt-operator.yaml" text:style-name="Internet_20_link" text:visited-style-name="Visited_20_Internet_20_Link"><text:span text:style-name="T2">https://github.com/kubevirt/kubevirt/releases/download/v1.2.0/kubevirt-operator.yaml</text:span></text:a></text:p>
      <text:p text:style-name="P3"/>
      <text:p text:style-name="P4"># deploy operator</text:p>
      <text:p text:style-name="Standard"><text:span text:style-name="T2"><text:s text:c="3"/>25 <text:s/>kubectl create -f </text:span><text:a xlink:type="simple" xlink:href="https://github.com/kubevirt/kubevirt/releases/download/v1.2.0/kubevirt-cr.yaml" text:style-name="Internet_20_link" text:visited-style-name="Visited_20_Internet_20_Link"><text:span text:style-name="T2">https://github.com/kubevirt/kubevirt/releases/download/v1.2.0/kubevirt-cr.yaml</text:span></text:a></text:p>
      <text:p text:style-name="P3"><text:s text:c="3"/></text:p>
      <text:p text:style-name="P4"># check deployment (look for running pods for kubevirt operator)</text:p>
      <text:p text:style-name="P4"># note – takes some time to deploy</text:p>
      <text:p text:style-name="P3"><text:s text:c="3"/>27 <text:s/>kubectl get pods -n kubevirt</text:p>
      <text:p text:style-name="P4"/>
      <text:p text:style-name="P4"># healthcheck <text:span text:style-name="T1">(should return “deployed”</text:span></text:p>
      <text:p text:style-name="P3"><text:s text:c="3"/>28 <text:s/>kubectl get kubevirt.kubevirt.io/kubevirt -n kubevirt -o=jsonpath='{.status.phase}'</text:p>
      <text:p text:style-name="P3"><text:s text:c="3"/></text:p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2:52:25.163382593</meta:creation-date>
    <dc:date>2024-04-14T23:14:38.184874918</dc:date>
    <meta:editing-duration>PT22M12S</meta:editing-duration>
    <meta:editing-cycles>3</meta:editing-cycles>
    <meta:generator>LibreOffice/7.1.8.1$Linux_X86_64 LibreOffice_project/10$Build-1</meta:generator>
    <meta:document-statistic meta:table-count="0" meta:image-count="0" meta:object-count="0" meta:page-count="1" meta:paragraph-count="17" meta:word-count="78" meta:character-count="765" meta:non-whitespace-character-count="665"/>
  </office:meta>
</office:document-meta>
</file>